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ecfe" officeooo:paragraph-rsid="0002ecfe"/>
    </style:style>
    <style:style style:name="P2" style:family="paragraph" style:parent-style-name="Standard">
      <style:paragraph-properties fo:text-align="center" style:justify-single-word="false"/>
      <style:text-properties officeooo:rsid="0002ecfe" officeooo:paragraph-rsid="0002ecfe" fo:background-color="#fff200"/>
    </style:style>
    <style:style style:name="P3" style:family="paragraph" style:parent-style-name="Standard">
      <style:paragraph-properties fo:text-align="start" style:justify-single-word="false"/>
      <style:text-properties officeooo:rsid="0002ecfe" officeooo:paragraph-rsid="0002ecf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</text:p>
      <text:p text:style-name="P2">when only one button is working and other is not working then use</text:p>
      <text:p text:style-name="P3"/>
      <text:p text:style-name="P3">$(document).on('click', '#editBtn', function() {</text:p>
      <text:p text:style-name="P3"/>
      <text:p text:style-name="P3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0T18:40:57.909358423</meta:creation-date>
    <dc:date>2023-02-10T18:42:49.486233238</dc:date>
    <meta:editing-duration>PT1M52S</meta:editing-duration>
    <meta:editing-cycles>1</meta:editing-cycles>
    <meta:document-statistic meta:table-count="0" meta:image-count="0" meta:object-count="0" meta:page-count="1" meta:paragraph-count="4" meta:word-count="19" meta:character-count="123" meta:non-whitespace-character-count="107"/>
    <meta:generator>LibreOffice/6.0.7.3$Linux_X86_64 LibreOffice_project/00m0$Build-3</meta:generator>
  </office:meta>
</office:document-meta>
</file>